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d14a" officeooo:paragraph-rsid="001f4354"/>
    </style:style>
    <style:style style:name="P2" style:family="paragraph" style:parent-style-name="Standard">
      <style:text-properties officeooo:rsid="00162385" officeooo:paragraph-rsid="001f4354"/>
    </style:style>
    <style:style style:name="P3" style:family="paragraph" style:parent-style-name="Standard">
      <style:text-properties officeooo:rsid="0018f735" officeooo:paragraph-rsid="001f4354"/>
    </style:style>
    <style:style style:name="P4" style:family="paragraph" style:parent-style-name="Standard">
      <style:text-properties officeooo:paragraph-rsid="001f4354"/>
    </style:style>
    <style:style style:name="P5" style:family="paragraph" style:parent-style-name="Standard">
      <style:paragraph-properties fo:break-before="page"/>
      <style:text-properties officeooo:paragraph-rsid="001f435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719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ferences</text:p>
      <text:p text:style-name="P4"/>
      <text:p text:style-name="P1">Bradski G, Kaehler A (2008) <text:span text:style-name="T1">Learning OpenCV</text:span>, Sebastopol:O’Reilly Media, p461.</text:p>
      <text:p text:style-name="P4"/>
      <text:p text:style-name="P2">Freire P (1970) <text:span text:style-name="T1">Pedagogia del oprimido</text:span>, Mexico:siglo xxi editores.</text:p>
      <text:p text:style-name="P2"/>
      <text:p text:style-name="P3">Irani L (2015) <text:span text:style-name="T1">Difference and dependence among digital workers: The case of Amazon Mechanical Turk</text:span>, South Atlantic Quarterly, 114 (1), pp. 225­234.</text:p>
      <text:p text:style-name="P4"/>
      <text:p text:style-name="P4">Kobielus J (2014) <text:span text:style-name="T1">Distilling knowledge effortlessly from big data calls for collaborative human and algorithm engagement</text:span>, <text:span text:style-name="T2">available</text:span> from <text:a xlink:type="simple" xlink:href="http://www.ibmbigdatahub.com/blog/ground-truth-agile-machine-learning">http://www.ibmbigdatahub.com/blog/ground-truth-agile-machine-learning</text:a> <text:span text:style-name="T2">[accessed 10 October 2016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</meta:initial-creator>
    <meta:creation-date>2016-11-04T16:56:02.002036782</meta:creation-date>
    <dc:date>2016-11-04T16:56:25.824431608</dc:date>
    <dc:creator>nicolas </dc:creator>
    <meta:editing-duration>P0D</meta:editing-duration>
    <meta:editing-cycles>1</meta:editing-cycles>
    <meta:document-statistic meta:table-count="0" meta:image-count="0" meta:object-count="0" meta:page-count="1" meta:paragraph-count="5" meta:word-count="65" meta:character-count="536" meta:non-whitespace-character-count="473"/>
    <meta:generator>LibreOffice/4.2.8.2$Linux_X86_64 LibreOffice_project/420m0$Build-2</meta:generator>
  </office:meta>
</office:document-meta>
</file>